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989f1" officeooo:paragraph-rsid="004989f1"/>
    </style:style>
    <style:style style:name="P4" style:family="paragraph" style:parent-style-name="Standard">
      <style:text-properties style:font-name="Liberation Serif1" fo:language="it" fo:country="IT" officeooo:rsid="004a4f60" officeooo:paragraph-rsid="004a4f60"/>
    </style:style>
    <style:style style:name="P5" style:family="paragraph" style:parent-style-name="Standard">
      <style:text-properties style:font-name="Liberation Serif1" fo:language="it" fo:country="IT" officeooo:rsid="004c3ad7" officeooo:paragraph-rsid="004c3ad7"/>
    </style:style>
    <style:style style:name="P6" style:family="paragraph" style:parent-style-name="Standard">
      <style:text-properties style:font-name="Liberation Serif1" fo:language="it" fo:country="IT" officeooo:rsid="004efb5e" officeooo:paragraph-rsid="004efb5e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font-name="Liberation Serif1" fo:language="it" fo:country="IT" officeooo:rsid="0002b589" officeooo:paragraph-rsid="0002b589"/>
    </style:style>
    <style:style style:name="P21" style:family="paragraph" style:parent-style-name="Standard">
      <style:text-properties style:font-name="Liberation Serif1" fo:language="it" fo:country="IT" officeooo:rsid="0002b589" officeooo:paragraph-rsid="0050fc51"/>
    </style:style>
    <style:style style:name="P22" style:family="paragraph" style:parent-style-name="Standard">
      <style:text-properties style:font-name="Liberation Serif1" fo:language="it" fo:country="IT" officeooo:rsid="0050fc51" officeooo:paragraph-rsid="0050fc51"/>
    </style:style>
    <style:style style:name="P23" style:family="paragraph" style:parent-style-name="Standard">
      <style:text-properties style:font-name="Liberation Serif1" fo:language="it" fo:country="IT" officeooo:rsid="002a87ca" officeooo:paragraph-rsid="0044e774"/>
    </style:style>
    <style:style style:name="P24" style:family="paragraph" style:parent-style-name="Standard">
      <style:text-properties style:font-name="Liberation Serif1" fo:language="it" fo:country="IT" officeooo:rsid="0053a172" officeooo:paragraph-rsid="0053a172"/>
    </style:style>
    <style:style style:name="P25" style:family="paragraph" style:parent-style-name="Standard">
      <style:paragraph-properties fo:text-align="start" style:justify-single-word="false"/>
      <style:text-properties style:font-name="Liberation Serif1" fo:language="it" fo:country="IT" officeooo:rsid="0013f910" officeooo:paragraph-rsid="0005b1bd"/>
    </style:style>
    <style:style style:name="P26" style:family="paragraph" style:parent-style-name="Standard">
      <style:text-properties style:font-name="Liberation Serif1" fo:language="it" fo:country="IT" officeooo:rsid="00565ae8" officeooo:paragraph-rsid="00565ae8"/>
    </style:style>
    <style:style style:name="P27" style:family="paragraph" style:parent-style-name="Standard">
      <style:text-properties style:font-name="Liberation Serif1" fo:language="it" fo:country="IT" officeooo:rsid="0057e0fc" officeooo:paragraph-rsid="0057e0fc"/>
    </style:style>
    <style:style style:name="P28" style:family="paragraph" style:parent-style-name="Standard">
      <style:text-properties style:font-name="Liberation Serif1" fo:language="it" fo:country="IT" officeooo:rsid="005f51c8" officeooo:paragraph-rsid="0061ff0c"/>
    </style:style>
    <style:style style:name="P29" style:family="paragraph" style:parent-style-name="Standard">
      <style:text-properties style:font-name="Liberation Serif1" fo:language="it" fo:country="IT" officeooo:rsid="00669f79" officeooo:paragraph-rsid="00669f79"/>
    </style:style>
    <style:style style:name="P30" style:family="paragraph" style:parent-style-name="Standard">
      <style:text-properties style:font-name="Liberation Serif1" fo:language="it" fo:country="IT" officeooo:rsid="0072e5a2" officeooo:paragraph-rsid="0072e5a2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5779fd"/>
    </style:style>
    <style:style style:name="T6" style:family="text">
      <style:text-properties officeooo:rsid="0057e0fc"/>
    </style:style>
    <style:style style:name="T7" style:family="text">
      <style:text-properties officeooo:rsid="005a0240"/>
    </style:style>
    <style:style style:name="T8" style:family="text">
      <style:text-properties officeooo:rsid="005badf8"/>
    </style:style>
    <style:style style:name="T9" style:family="text">
      <style:text-properties officeooo:rsid="005c35e2"/>
    </style:style>
    <style:style style:name="T10" style:family="text">
      <style:text-properties officeooo:rsid="005d0eb8"/>
    </style:style>
    <style:style style:name="T11" style:family="text">
      <style:text-properties officeooo:rsid="006095a2"/>
    </style:style>
    <style:style style:name="T12" style:family="text">
      <style:text-properties officeooo:rsid="00618325"/>
    </style:style>
    <style:style style:name="T13" style:family="text">
      <style:text-properties officeooo:rsid="0061ff0c"/>
    </style:style>
    <style:style style:name="T14" style:family="text">
      <style:text-properties officeooo:rsid="00638491"/>
    </style:style>
    <style:style style:name="T15" style:family="text">
      <style:text-properties officeooo:rsid="0065c3bc"/>
    </style:style>
    <style:style style:name="T16" style:family="text">
      <style:text-properties officeooo:rsid="0067b5a5"/>
    </style:style>
    <style:style style:name="T17" style:family="text">
      <style:text-properties officeooo:rsid="006ab31e"/>
    </style:style>
    <style:style style:name="T18" style:family="text">
      <style:text-properties officeooo:rsid="006b7d9d"/>
    </style:style>
    <style:style style:name="T19" style:family="text">
      <style:text-properties officeooo:rsid="0071791e"/>
    </style:style>
    <style:style style:name="T20" style:family="text">
      <style:text-properties officeooo:rsid="00734ce0"/>
    </style:style>
    <style:style style:name="T21" style:family="text">
      <style:text-properties officeooo:rsid="0074495d"/>
    </style:style>
    <style:style style:name="T22" style:family="text">
      <style:text-properties officeooo:rsid="0075fee9"/>
    </style:style>
    <style:style style:name="T23" style:family="text">
      <style:text-properties officeooo:rsid="0077eaad"/>
    </style:style>
    <style:style style:name="T24" style:family="text">
      <style:text-properties officeooo:rsid="0078449e"/>
    </style:style>
    <style:style style:name="T25" style:family="text">
      <style:text-properties officeooo:rsid="007bb2f9"/>
    </style:style>
    <style:style style:name="T26" style:family="text">
      <style:text-properties officeooo:rsid="0081ac68"/>
    </style:style>
    <style:style style:name="T27" style:family="text">
      <style:text-properties officeooo:rsid="008b8fcc"/>
    </style:style>
    <style:style style:name="T28" style:family="text">
      <style:text-properties officeooo:rsid="008cebc0"/>
    </style:style>
    <style:style style:name="T29" style:family="text">
      <style:text-properties officeooo:rsid="008e7b26"/>
    </style:style>
    <style:style style:name="T30" style:family="text">
      <style:text-properties officeooo:rsid="008edac5"/>
    </style:style>
    <style:style style:name="T31" style:family="text">
      <style:text-properties officeooo:rsid="0091fe20"/>
    </style:style>
    <style:style style:name="T32" style:family="text">
      <style:text-properties officeooo:rsid="0094a3e4"/>
    </style:style>
    <style:style style:name="T33" style:family="text">
      <style:text-properties officeooo:rsid="009581ea"/>
    </style:style>
    <style:style style:name="T34" style:family="text">
      <style:text-properties officeooo:rsid="009665b2"/>
    </style:style>
    <style:style style:name="T35" style:family="text">
      <style:text-properties officeooo:rsid="009a8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laborato per il corso di Basi di Dati</text:p>
      <text:p text:style-name="P9">A.A 2023/2024</text:p>
      <text:p text:style-name="P7"/>
      <text:p text:style-name="P7"/>
      <text:p text:style-name="P10">progetto di una base di dati per la gestione di una compagnia aerea</text:p>
      <text:p text:style-name="P10"/>
      <text:p text:style-name="P10"/>
      <text:p text:style-name="P13">Daniele Muffato</text:p>
      <text:p text:style-name="P8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Analisi dei requisiti</text:p>
            <text:p text:style-name="P15">Intervista</text:p>
          </table:table-cell>
          <table:table-cell table:style-name="Table1.A1" office:value-type="string">
            <text:p text:style-name="P16"/>
            <text:p text:style-name="P15">3</text:p>
          </table:table-cell>
        </table:table-row>
        <table:table-row table:style-name="Table1.1">
          <table:table-cell table:style-name="Table1.A2" office:value-type="string">
            <text:p text:style-name="P14">Progettazione concettuale</text:p>
            <text:p text:style-name="P17"/>
          </table:table-cell>
          <table:table-cell table:style-name="Table1.A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4">Progettazione logica</text:p>
            <text:p text:style-name="P19"/>
          </table:table-cell>
          <table:table-cell table:style-name="Table1.B3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4">Progettazione dell’applicazione</text:p>
            <text:p text:style-name="P17"/>
          </table:table-cell>
          <table:table-cell table:style-name="Table1.B3">
            <text:p text:style-name="P18"/>
          </table:table-cell>
        </table:table-row>
      </table:table>
      <text:p text:style-name="P2"/>
      <text:p text:style-name="P12">Analisi dei requisiti</text:p>
      <text:p text:style-name="P20"/>
      <text:p text:style-name="P22">Si vuole realizzare un applicativo a supporto di una compagnia aerea. A tal proposito sarà necessario la <text:span text:style-name="T27">realizzazione</text:span> di una basi di dati per la memorizzazione delle tratte effettuate, dei <text:span text:style-name="T27">velivoli</text:span> utilizzati, del personale di bordo e dei passeggeri. </text:p>
      <text:p text:style-name="P22">Inoltre si vuole <text:span text:style-name="T3">fornire un interfaccia grafica ai passeggeri per comprare i biglietti per le suddette tratte.</text:span></text:p>
      <text:p text:style-name="P21"/>
      <text:p text:style-name="P21"/>
      <text:p text:style-name="P25"><text:span text:style-name="T4">Intervista</text:span></text:p>
      <text:p text:style-name="P24"/>
      <text:p text:style-name="P26">Si vogliono memorizzare nel database tutti i voli previsti ed effettuati <text:span text:style-name="T28">dalla compagnia</text:span>. Ogni volo è identificato dall’aeroporto di partenza, dall’aeroporto di destinazione <text:span text:style-name="T30">e </text:span>dalla data e ora di partenza. <text:span text:style-name="T5">L’applicativo dovrà consentire di aggiungere </text:span><text:span text:style-name="T6">o cancellare voli e di memorizzare l’orario di partenza e di arrivo effettivi.</text:span></text:p>
      <text:p text:style-name="P27"><text:span text:style-name="T8">Un aeroporto</text:span> <text:span text:style-name="T8">è </text:span>identificati da <text:span text:style-name="T7">un </text:span>codice ICAO, e<text:span text:style-name="T9">d è </text:span>caratterizzat<text:span text:style-name="T9">o</text:span> dall<text:span text:style-name="T31">a</text:span> <text:span text:style-name="T10">città e stato di appartenenza.</text:span></text:p>
      <text:p text:style-name="P28">Si vuole inoltre memorizzare tutti gli aeroplani posseduti <text:span text:style-name="T32">o</text:span> noleggiati dalla compagnia, e bisogna tener traccia <text:span text:style-name="T11">di </text:span>quale mezzo effettua ogni volo. Ogni aeroplano <text:span text:style-name="T12">ha un nome di</text:span> modello, <text:span text:style-name="T12">univoco rispetto al <text:s/>p</text:span>roduttore, e ogni velivolo dello stesso modello ha identica configurazione dei sedili per i passeggeri.</text:p>
      <text:p text:style-name="P28"><text:span text:style-name="T13">Inoltre i posti a sedere sono suddivisi in 3 classi: economica, prima classe e business </text:span><text:span text:style-name="T14">(le suddivisioni in classi </text:span><text:span text:style-name="T33">dei sedili </text:span><text:span text:style-name="T14">sono identiche per aeroplani dello stesso modello), </text:span><text:span text:style-name="T15">ognuna con prezzi diversi, e alcuni sedili possono avere un sovrapprezzo per maggiore spazio per le gambe</text:span><text:span text:style-name="T13">. </text:span><text:s/></text:p>
      <text:p text:style-name="P29">Si vuole inoltre memorizzare il personale di bordo, <text:span text:style-name="T17">i </text:span><text:span text:style-name="T19">loro</text:span><text:span text:style-name="T17"> dati personali (nome, cognome, </text:span><text:span text:style-name="T18">codice fiscale, data di nascita, età),</text:span> il loro ruolo (hostess, steward, comandante, primo ufficiale), <text:span text:style-name="T20">la data in cui sono stati assunti, e </text:span><text:span text:style-name="T16">per i pilot</text:span><text:span text:style-name="T34">i</text:span><text:span text:style-name="T16"> si vuole tener traccia delle ore di volo effettuate con la compagnia.</text:span></text:p>
      <text:p text:style-name="P30">Si vuole inoltre utilizzare il database <text:span text:style-name="T21">anche</text:span> per operazioni di analisi. In particolare si vuole poter sapere il profitto medio per una <text:span text:style-name="T35">data </text:span>tratta, <text:span text:style-name="T20">e </text:span><text:span text:style-name="T26">una lista delle tratte più trafficate in un certo periodo</text:span><text:span text:style-name="T22">.</text:span></text:p>
      <text:p text:style-name="P3">I passeggeri avranno a disposizione un’interfaccia per comprare biglietti, dove per accedere dovr<text:span text:style-name="T24">anno</text:span> iscriversi, inserendo nome, cognome, codice fiscale, un’email e una password che verrà poi memorizzata (in chiaro, per semplicità), e sarà necessaria, insieme all’email, per accedere all’applicativo. </text:p>
      <text:p text:style-name="P4">Una volta effettuat<text:span text:style-name="T23">a</text:span> l’iscrizione e l’accesso all’applicativo, l’utente potrà ricercare i voli lungo una tratta specificata, e potrà vedere i risultati ordinati cronologicamente, nella data specificata.</text:p>
      <text:p text:style-name="P5">Il cliente potrà successivamente scegliere la classe di servizio <text:span text:style-name="T24">e potrà </text:span>opzionalmente scegliere un posto a sedere <text:span text:style-name="T24">(per un costo aggiuntivo), altrimenti uno gli verrà assegnato automaticamente</text:span>.</text:p>
      <text:p text:style-name="P6">Inoltre il passeggero potrà visualizzare la lista dei biglietti acquistati. <text:span text:style-name="T25">I biglietti dovranno riportare nome, cognome, codice fiscale del passeggero, data e ora di partenza e arrivo del volo, classe e posto a sedere scelti, o assegnati.</text:span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3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8T18:11:49.793802012</dc:date>
    <meta:editing-duration>P1DT9H12M26S</meta:editing-duration>
    <meta:editing-cycles>121</meta:editing-cycles>
    <meta:print-date>2024-03-23T15:55:12.632544733</meta:print-date>
    <meta:printed-by>PDF files</meta:printed-by>
    <meta:document-statistic meta:table-count="1" meta:image-count="0" meta:object-count="0" meta:page-count="3" meta:paragraph-count="26" meta:word-count="470" meta:character-count="3151" meta:non-whitespace-character-count="2702"/>
  </office:meta>
</office:document-meta>
</file>